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similar avg</text:p>
          </table:table-cell>
          <table:table-cell office:value-type="string">
            <text:p>similar stdev</text:p>
          </table:table-cell>
          <table:table-cell office:value-type="string">
            <text:p>similar high</text:p>
          </table:table-cell>
          <table:table-cell office:value-type="string">
            <text:p>similar low</text:p>
          </table:table-cell>
          <table:table-cell office:value-type="string">
            <text:p>not similar avg</text:p>
          </table:table-cell>
          <table:table-cell office:value-type="string">
            <text:p>not similar stdev</text:p>
          </table:table-cell>
          <table:table-cell office:value-type="string">
            <text:p>not similar high</text:p>
          </table:table-cell>
          <table:table-cell office:value-type="string">
            <text:p>not similar low</text:p>
          </table:table-cell>
          <table:table-cell office:value-type="string">
            <text:p>score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untrained</text:p>
          </table:table-cell>
          <table:table-cell office:value-type="string">
            <text:p>ordered</text:p>
          </table:table-cell>
          <table:table-cell office:value-type="float" office:value="469.225806451613">
            <text:p>469.23</text:p>
          </table:table-cell>
          <table:table-cell office:value-type="float" office:value="354.650187456681">
            <text:p>354.65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807.08064516129">
            <text:p>807.08</text:p>
          </table:table-cell>
          <table:table-cell office:value-type="float" office:value="420.818760252236">
            <text:p>420.82</text:p>
          </table:table-cell>
          <table:table-cell office:value-type="float" office:value="1403">
            <text:p>1403</text:p>
          </table:table-cell>
          <table:table-cell office:value-type="float" office:value="14">
            <text:p>14</text:p>
          </table:table-cell>
          <table:table-cell office:value-type="float" office:value="1075.14516129032">
            <text:p>1075.15</text:p>
          </table:table-cell>
          <table:table-cell table:formula="oooc:=[.G3]-[.C3]" office:value-type="float" office:value="337.854838709677">
            <text:p>337.85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484.387096774194">
            <text:p>484.39</text:p>
          </table:table-cell>
          <table:table-cell office:value-type="float" office:value="370.099784053014">
            <text:p>370.1</text:p>
          </table:table-cell>
          <table:table-cell office:value-type="float" office:value="1310">
            <text:p>1310</text:p>
          </table:table-cell>
          <table:table-cell office:value-type="float" office:value="6">
            <text:p>6</text:p>
          </table:table-cell>
          <table:table-cell office:value-type="float" office:value="827.741935483871">
            <text:p>827.74</text:p>
          </table:table-cell>
          <table:table-cell office:value-type="float" office:value="428.442939908623">
            <text:p>428.44</text:p>
          </table:table-cell>
          <table:table-cell office:value-type="float" office:value="1407">
            <text:p>1407</text:p>
          </table:table-cell>
          <table:table-cell office:value-type="float" office:value="17">
            <text:p>17</text:p>
          </table:table-cell>
          <table:table-cell office:value-type="float" office:value="1069.64516129032">
            <text:p>1069.65</text:p>
          </table:table-cell>
          <table:table-cell table:formula="oooc:=[.G4]-[.C4]" office:value-type="float" office:value="343.354838709677">
            <text:p>343.3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63.806451612903">
            <text:p>463.81</text:p>
          </table:table-cell>
          <table:table-cell office:value-type="float" office:value="338.192245323701">
            <text:p>338.19</text:p>
          </table:table-cell>
          <table:table-cell office:value-type="float" office:value="1254">
            <text:p>1254</text:p>
          </table:table-cell>
          <table:table-cell office:value-type="float" office:value="3">
            <text:p>3</text:p>
          </table:table-cell>
          <table:table-cell office:value-type="float" office:value="805.225806451613">
            <text:p>805.23</text:p>
          </table:table-cell>
          <table:table-cell office:value-type="float" office:value="423.692768305847">
            <text:p>423.69</text:p>
          </table:table-cell>
          <table:table-cell office:value-type="float" office:value="1403">
            <text:p>1403</text:p>
          </table:table-cell>
          <table:table-cell office:value-type="float" office:value="8">
            <text:p>8</text:p>
          </table:table-cell>
          <table:table-cell office:value-type="float" office:value="1071.58064516129">
            <text:p>1071.58</text:p>
          </table:table-cell>
          <table:table-cell table:formula="oooc:=[.G5]-[.C5]" office:value-type="float" office:value="341.41935483871">
            <text:p>341.42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74.354838709677">
            <text:p>474.35</text:p>
          </table:table-cell>
          <table:table-cell office:value-type="float" office:value="353.993671201592">
            <text:p>353.99</text:p>
          </table:table-cell>
          <table:table-cell office:value-type="float" office:value="1275">
            <text:p>1275</text:p>
          </table:table-cell>
          <table:table-cell office:value-type="float" office:value="3">
            <text:p>3</text:p>
          </table:table-cell>
          <table:table-cell office:value-type="float" office:value="803.403225806452">
            <text:p>803.4</text:p>
          </table:table-cell>
          <table:table-cell office:value-type="float" office:value="423.264595795715">
            <text:p>423.26</text:p>
          </table:table-cell>
          <table:table-cell office:value-type="float" office:value="1403">
            <text:p>1403</text:p>
          </table:table-cell>
          <table:table-cell office:value-type="float" office:value="5">
            <text:p>5</text:p>
          </table:table-cell>
          <table:table-cell office:value-type="float" office:value="1083.95161290323">
            <text:p>1083.95</text:p>
          </table:table-cell>
          <table:table-cell table:formula="oooc:=[.G6]-[.C6]" office:value-type="float" office:value="329.048387096775">
            <text:p>329.05</text:p>
          </table:table-cell>
        </table:table-row>
        <table:table-row table:style-name="ro1">
          <table:table-cell office:value-type="string">
            <text:p>both</text:p>
          </table:table-cell>
          <table:table-cell office:value-type="string">
            <text:p>ordered</text:p>
          </table:table-cell>
          <table:table-cell office:value-type="float" office:value="493.967741935484">
            <text:p>493.97</text:p>
          </table:table-cell>
          <table:table-cell office:value-type="float" office:value="363.66738470937">
            <text:p>363.67</text:p>
          </table:table-cell>
          <table:table-cell office:value-type="float" office:value="1284">
            <text:p>1284</text:p>
          </table:table-cell>
          <table:table-cell office:value-type="float" office:value="1">
            <text:p>1</text:p>
          </table:table-cell>
          <table:table-cell office:value-type="float" office:value="799.741935483871">
            <text:p>799.74</text:p>
          </table:table-cell>
          <table:table-cell office:value-type="float" office:value="426.501217162877">
            <text:p>426.5</text:p>
          </table:table-cell>
          <table:table-cell office:value-type="float" office:value="1405">
            <text:p>1405</text:p>
          </table:table-cell>
          <table:table-cell office:value-type="float" office:value="19">
            <text:p>19</text:p>
          </table:table-cell>
          <table:table-cell office:value-type="float" office:value="1107.22580645161">
            <text:p>1107.23</text:p>
          </table:table-cell>
          <table:table-cell table:formula="oooc:=[.G7]-[.C7]" office:value-type="float" office:value="305.774193548387">
            <text:p>305.77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7.467741935484">
            <text:p>507.47</text:p>
          </table:table-cell>
          <table:table-cell office:value-type="float" office:value="379.268851690517">
            <text:p>379.27</text:p>
          </table:table-cell>
          <table:table-cell office:value-type="float" office:value="1306">
            <text:p>1306</text:p>
          </table:table-cell>
          <table:table-cell office:value-type="float" office:value="3">
            <text:p>3</text:p>
          </table:table-cell>
          <table:table-cell office:value-type="float" office:value="822.612903225806">
            <text:p>822.61</text:p>
          </table:table-cell>
          <table:table-cell office:value-type="float" office:value="434.63501020002">
            <text:p>434.64</text:p>
          </table:table-cell>
          <table:table-cell office:value-type="float" office:value="1407">
            <text:p>1407</text:p>
          </table:table-cell>
          <table:table-cell office:value-type="float" office:value="29">
            <text:p>29</text:p>
          </table:table-cell>
          <table:table-cell office:value-type="float" office:value="1097.85483870968">
            <text:p>1097.85</text:p>
          </table:table-cell>
          <table:table-cell table:formula="oooc:=[.G8]-[.C8]" office:value-type="float" office:value="315.145161290322">
            <text:p>315.1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81.258064516129">
            <text:p>481.26</text:p>
          </table:table-cell>
          <table:table-cell office:value-type="float" office:value="344.643337636025">
            <text:p>344.64</text:p>
          </table:table-cell>
          <table:table-cell office:value-type="float" office:value="1257">
            <text:p>1257</text:p>
          </table:table-cell>
          <table:table-cell office:value-type="float" office:value="3">
            <text:p>3</text:p>
          </table:table-cell>
          <table:table-cell office:value-type="float" office:value="802.241935483871">
            <text:p>802.24</text:p>
          </table:table-cell>
          <table:table-cell office:value-type="float" office:value="425.422283016036">
            <text:p>425.42</text:p>
          </table:table-cell>
          <table:table-cell office:value-type="float" office:value="1404">
            <text:p>1404</text:p>
          </table:table-cell>
          <table:table-cell office:value-type="float" office:value="6">
            <text:p>6</text:p>
          </table:table-cell>
          <table:table-cell office:value-type="float" office:value="1092.01612903226">
            <text:p>1092.02</text:p>
          </table:table-cell>
          <table:table-cell table:formula="oooc:=[.G9]-[.C9]" office:value-type="float" office:value="320.983870967742">
            <text:p>320.98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9.435483870968">
            <text:p>499.44</text:p>
          </table:table-cell>
          <table:table-cell office:value-type="float" office:value="364.789272840642">
            <text:p>364.79</text:p>
          </table:table-cell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  <table:table-cell office:value-type="float" office:value="796.08064516129">
            <text:p>796.08</text:p>
          </table:table-cell>
          <table:table-cell office:value-type="float" office:value="428.318064601646">
            <text:p>428.32</text:p>
          </table:table-cell>
          <table:table-cell office:value-type="float" office:value="1404">
            <text:p>1404</text:p>
          </table:table-cell>
          <table:table-cell office:value-type="float" office:value="18">
            <text:p>18</text:p>
          </table:table-cell>
          <table:table-cell office:value-type="float" office:value="1116.35483870968">
            <text:p>1116.35</text:p>
          </table:table-cell>
          <table:table-cell table:formula="oooc:=[.G10]-[.C10]" office:value-type="float" office:value="296.645161290322">
            <text:p>296.65</text:p>
          </table:table-cell>
        </table:table-row>
        <table:table-row table:style-name="ro1">
          <table:table-cell office:value-type="string">
            <text:p>albums</text:p>
          </table:table-cell>
          <table:table-cell office:value-type="string">
            <text:p>ordered</text:p>
          </table:table-cell>
          <table:table-cell office:value-type="float" office:value="493.967741935484">
            <text:p>493.97</text:p>
          </table:table-cell>
          <table:table-cell office:value-type="float" office:value="363.66738470937">
            <text:p>363.67</text:p>
          </table:table-cell>
          <table:table-cell office:value-type="float" office:value="1284">
            <text:p>1284</text:p>
          </table:table-cell>
          <table:table-cell office:value-type="float" office:value="1">
            <text:p>1</text:p>
          </table:table-cell>
          <table:table-cell office:value-type="float" office:value="799.758064516129">
            <text:p>799.76</text:p>
          </table:table-cell>
          <table:table-cell office:value-type="float" office:value="426.511720728557">
            <text:p>426.51</text:p>
          </table:table-cell>
          <table:table-cell office:value-type="float" office:value="1405">
            <text:p>1405</text:p>
          </table:table-cell>
          <table:table-cell office:value-type="float" office:value="19">
            <text:p>19</text:p>
          </table:table-cell>
          <table:table-cell office:value-type="float" office:value="1107.20967741935">
            <text:p>1107.21</text:p>
          </table:table-cell>
          <table:table-cell table:formula="oooc:=[.G11]-[.C11]" office:value-type="float" office:value="305.790322580645">
            <text:p>305.79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7.467741935484">
            <text:p>507.47</text:p>
          </table:table-cell>
          <table:table-cell office:value-type="float" office:value="379.268851690517">
            <text:p>379.27</text:p>
          </table:table-cell>
          <table:table-cell office:value-type="float" office:value="1306">
            <text:p>1306</text:p>
          </table:table-cell>
          <table:table-cell office:value-type="float" office:value="3">
            <text:p>3</text:p>
          </table:table-cell>
          <table:table-cell office:value-type="float" office:value="822.612903225806">
            <text:p>822.61</text:p>
          </table:table-cell>
          <table:table-cell office:value-type="float" office:value="434.63501020002">
            <text:p>434.64</text:p>
          </table:table-cell>
          <table:table-cell office:value-type="float" office:value="1407">
            <text:p>1407</text:p>
          </table:table-cell>
          <table:table-cell office:value-type="float" office:value="29">
            <text:p>29</text:p>
          </table:table-cell>
          <table:table-cell office:value-type="float" office:value="1097.85483870968">
            <text:p>1097.85</text:p>
          </table:table-cell>
          <table:table-cell table:formula="oooc:=[.G12]-[.C12]" office:value-type="float" office:value="315.145161290322">
            <text:p>315.1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81.193548387097">
            <text:p>481.19</text:p>
          </table:table-cell>
          <table:table-cell office:value-type="float" office:value="344.695791017926">
            <text:p>344.7</text:p>
          </table:table-cell>
          <table:table-cell office:value-type="float" office:value="1257">
            <text:p>1257</text:p>
          </table:table-cell>
          <table:table-cell office:value-type="float" office:value="3">
            <text:p>3</text:p>
          </table:table-cell>
          <table:table-cell office:value-type="float" office:value="802.241935483871">
            <text:p>802.24</text:p>
          </table:table-cell>
          <table:table-cell office:value-type="float" office:value="425.423799533074">
            <text:p>425.42</text:p>
          </table:table-cell>
          <table:table-cell office:value-type="float" office:value="1404">
            <text:p>1404</text:p>
          </table:table-cell>
          <table:table-cell office:value-type="float" office:value="6">
            <text:p>6</text:p>
          </table:table-cell>
          <table:table-cell office:value-type="float" office:value="1091.95161290323">
            <text:p>1091.95</text:p>
          </table:table-cell>
          <table:table-cell table:formula="oooc:=[.G13]-[.C13]" office:value-type="float" office:value="321.048387096774">
            <text:p>321.05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9.435483870968">
            <text:p>499.44</text:p>
          </table:table-cell>
          <table:table-cell office:value-type="float" office:value="364.789272840642">
            <text:p>364.79</text:p>
          </table:table-cell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  <table:table-cell office:value-type="float" office:value="796.064516129032">
            <text:p>796.06</text:p>
          </table:table-cell>
          <table:table-cell office:value-type="float" office:value="428.305960544176">
            <text:p>428.31</text:p>
          </table:table-cell>
          <table:table-cell office:value-type="float" office:value="1404">
            <text:p>1404</text:p>
          </table:table-cell>
          <table:table-cell office:value-type="float" office:value="18">
            <text:p>18</text:p>
          </table:table-cell>
          <table:table-cell office:value-type="float" office:value="1116.37096774194">
            <text:p>1116.37</text:p>
          </table:table-cell>
          <table:table-cell table:formula="oooc:=[.G14]-[.C14]" office:value-type="float" office:value="296.629032258064">
            <text:p>296.63</text:p>
          </table:table-cell>
        </table:table-row>
        <table:table-row table:style-name="ro1">
          <table:table-cell office:value-type="string">
            <text:p>answers</text:p>
          </table:table-cell>
          <table:table-cell office:value-type="string">
            <text:p>ordered</text:p>
          </table:table-cell>
          <table:table-cell office:value-type="float" office:value="488.854838709677">
            <text:p>488.85</text:p>
          </table:table-cell>
          <table:table-cell office:value-type="float" office:value="358.975326979185">
            <text:p>358.98</text:p>
          </table:table-cell>
          <table:table-cell office:value-type="float" office:value="1289">
            <text:p>1289</text:p>
          </table:table-cell>
          <table:table-cell office:value-type="float" office:value="1">
            <text:p>1</text:p>
          </table:table-cell>
          <table:table-cell office:value-type="float" office:value="798.693548387097">
            <text:p>798.69</text:p>
          </table:table-cell>
          <table:table-cell office:value-type="float" office:value="426.928927707195">
            <text:p>426.93</text:p>
          </table:table-cell>
          <table:table-cell office:value-type="float" office:value="1405">
            <text:p>1405</text:p>
          </table:table-cell>
          <table:table-cell office:value-type="float" office:value="20">
            <text:p>20</text:p>
          </table:table-cell>
          <table:table-cell office:value-type="float" office:value="1103.16129032258">
            <text:p>1103.16</text:p>
          </table:table-cell>
          <table:table-cell table:formula="oooc:=[.G15]-[.C15]" office:value-type="float" office:value="309.83870967742">
            <text:p>309.84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0.516129032258">
            <text:p>500.52</text:p>
          </table:table-cell>
          <table:table-cell office:value-type="float" office:value="373.688361707102">
            <text:p>373.69</text:p>
          </table:table-cell>
          <table:table-cell office:value-type="float" office:value="1306">
            <text:p>1306</text:p>
          </table:table-cell>
          <table:table-cell office:value-type="float" office:value="1">
            <text:p>1</text:p>
          </table:table-cell>
          <table:table-cell office:value-type="float" office:value="821.612903225806">
            <text:p>821.61</text:p>
          </table:table-cell>
          <table:table-cell office:value-type="float" office:value="434.225538053697">
            <text:p>434.23</text:p>
          </table:table-cell>
          <table:table-cell office:value-type="float" office:value="1407">
            <text:p>1407</text:p>
          </table:table-cell>
          <table:table-cell office:value-type="float" office:value="20">
            <text:p>20</text:p>
          </table:table-cell>
          <table:table-cell office:value-type="float" office:value="1091.90322580645">
            <text:p>1091.9</text:p>
          </table:table-cell>
          <table:table-cell table:formula="oooc:=[.G16]-[.C16]" office:value-type="float" office:value="321.096774193548">
            <text:p>321.1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73.393442622951">
            <text:p>473.39</text:p>
          </table:table-cell>
          <table:table-cell office:value-type="float" office:value="344.121751171198">
            <text:p>344.12</text:p>
          </table:table-cell>
          <table:table-cell office:value-type="float" office:value="1261">
            <text:p>1261</text:p>
          </table:table-cell>
          <table:table-cell office:value-type="float" office:value="2">
            <text:p>2</text:p>
          </table:table-cell>
          <table:table-cell office:value-type="float" office:value="809.065573770492">
            <text:p>809.07</text:p>
          </table:table-cell>
          <table:table-cell office:value-type="float" office:value="424.568628481008">
            <text:p>424.57</text:p>
          </table:table-cell>
          <table:table-cell office:value-type="float" office:value="1404">
            <text:p>1404</text:p>
          </table:table-cell>
          <table:table-cell office:value-type="float" office:value="6">
            <text:p>6</text:p>
          </table:table-cell>
          <table:table-cell office:value-type="float" office:value="1077.32786885246">
            <text:p>1077.33</text:p>
          </table:table-cell>
          <table:table-cell table:formula="oooc:=[.G17]-[.C17]" office:value-type="float" office:value="335.672131147541">
            <text:p>335.67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5.370967741935">
            <text:p>495.37</text:p>
          </table:table-cell>
          <table:table-cell office:value-type="float" office:value="360.73362676594">
            <text:p>360.73</text:p>
          </table:table-cell>
          <table:table-cell office:value-type="float" office:value="1286">
            <text:p>1286</text:p>
          </table:table-cell>
          <table:table-cell office:value-type="float" office:value="2">
            <text:p>2</text:p>
          </table:table-cell>
          <table:table-cell office:value-type="float" office:value="794.370967741935">
            <text:p>794.37</text:p>
          </table:table-cell>
          <table:table-cell office:value-type="float" office:value="429.719985116751">
            <text:p>429.72</text:p>
          </table:table-cell>
          <table:table-cell office:value-type="float" office:value="1404">
            <text:p>1404</text:p>
          </table:table-cell>
          <table:table-cell office:value-type="float" office:value="22">
            <text:p>22</text:p>
          </table:table-cell>
          <table:table-cell office:value-type="float" office:value="1114">
            <text:p>1114</text:p>
          </table:table-cell>
          <table:table-cell table:formula="oooc:=[.G18]-[.C18]" office:value-type="float" office:value="299">
            <text:p>29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Untrained</text:p>
          </table:table-cell>
          <table:table-cell office:value-type="string">
            <text:p>Train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float" office:value="469.225806451613">
            <text:p>469.23</text:p>
          </table:table-cell>
          <table:table-cell table:number-columns-repeated="2" office:value-type="float" office:value="493.967741935484">
            <text:p>493.97</text:p>
          </table:table-cell>
          <table:table-cell office:value-type="float" office:value="488.854838709677">
            <text:p>488.85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484.387096774194">
            <text:p>484.39</text:p>
          </table:table-cell>
          <table:table-cell table:number-columns-repeated="2" office:value-type="float" office:value="507.467741935484">
            <text:p>507.47</text:p>
          </table:table-cell>
          <table:table-cell office:value-type="float" office:value="500.516129032258">
            <text:p>500.52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63.806451612903">
            <text:p>463.81</text:p>
          </table:table-cell>
          <table:table-cell office:value-type="float" office:value="481.258064516129">
            <text:p>481.26</text:p>
          </table:table-cell>
          <table:table-cell office:value-type="float" office:value="481.193548387097">
            <text:p>481.19</text:p>
          </table:table-cell>
          <table:table-cell office:value-type="float" office:value="473.393442622951">
            <text:p>473.39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74.354838709677">
            <text:p>474.35</text:p>
          </table:table-cell>
          <table:table-cell table:number-columns-repeated="2" office:value-type="float" office:value="499.435483870968">
            <text:p>499.44</text:p>
          </table:table-cell>
          <table:table-cell office:value-type="float" office:value="495.370967741935">
            <text:p>495.3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2">22/04/2007</text:date>, <text:time>21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eorge Bashi</meta:initial-creator>
    <meta:creation-date>2007-04-22T12:31:21</meta:creation-date>
    <dc:creator>George Bashi</dc:creator>
    <dc:date>2007-04-22T21:25:31</dc:date>
    <dc:language>en-GB</dc:language>
    <meta:editing-cycles>6</meta:editing-cycles>
    <meta:editing-duration>PT6H38M9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